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85dd9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7a3ae" style:font-size-asian="10pt" style:font-size-complex="10pt"/>
    </style:style>
    <style:style style:name="P3" style:family="paragraph" style:parent-style-name="Text_20_body">
      <style:text-properties fo:font-size="10pt" officeooo:rsid="0008b3e0" officeooo:paragraph-rsid="0008b3e0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08b3e0" style:font-size-asian="10pt" style:font-size-complex="10pt"/>
    </style:style>
    <style:style style:name="P5" style:family="paragraph" style:parent-style-name="Title">
      <style:text-properties officeooo:rsid="0008b3e0" officeooo:paragraph-rsid="0008b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米酒</text:p>
      <text:p text:style-name="P3"/>
      <text:p text:style-name="P4">在異國能買到米酒</text:p>
      <text:p text:style-name="P4">讓我驚訝不已</text:p>
      <text:p text:style-name="P4">雖然顏色不一樣</text:p>
      <text:p text:style-name="P4">但那第一口的味道</text:p>
      <text:p text:style-name="P4">就已經讓我想起了媽媽釀的米酒</text:p>
      <text:p text:style-name="P4"/>
      <text:p text:style-name="P4">味覺就是如此奇妙</text:p>
      <text:p text:style-name="P4">只需一瞬間</text:p>
      <text:p text:style-name="P4">就能讓你想起過去</text:p>
      <text:p text:style-name="P4">不管你是否失憶</text:p>
      <text:p text:style-name="P4"/>
      <text:p text:style-name="P4">只是</text:p>
      <text:p text:style-name="P4">在我們那裡</text:p>
      <text:p text:style-name="P4">米酒一般都是自家釀造</text:p>
      <text:p text:style-name="P4">因爲比較容易變酸</text:p>
      <text:p text:style-name="P4">商店裡的祕密</text:p>
      <text:p text:style-name="P4">我們都知道</text:p>
      <text:p text:style-name="P4">要是不加點東西</text:p>
      <text:p text:style-name="P4">很難保持味道</text:p>
      <text:p text:style-name="P4">因此</text:p>
      <text:p text:style-name="P4">大家也都是喝自家的比較多</text:p>
      <text:p text:style-name="P4">也正是因爲米酒這種特性</text:p>
      <text:p text:style-name="P4">各家的味道都不一樣</text:p>
      <text:p text:style-name="P4">即使是自家的</text:p>
      <text:p text:style-name="P4">每次釀的味道也不一樣</text:p>
      <text:p text:style-name="P4">這種變化多端的味道</text:p>
      <text:p text:style-name="P4">有別於商店裡那種口感一致的酒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1"/>
      <text:p text:style-name="P1">##############################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36:44.950162500</meta:creation-date>
    <meta:generator>LibreOffice/6.0.7.3$Linux_X86_64 LibreOffice_project/00m0$Build-3</meta:generator>
    <dc:date>2022-04-29T23:30:57.737474476</dc:date>
    <meta:editing-duration>PT7H7M29S</meta:editing-duration>
    <meta:editing-cycles>108</meta:editing-cycles>
    <meta:document-statistic meta:table-count="0" meta:image-count="0" meta:object-count="0" meta:page-count="1" meta:paragraph-count="27" meta:word-count="196" meta:character-count="225" meta:non-whitespace-character-count="225"/>
  </office:meta>
</office:document-meta>
</file>